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38in"/>
    </style:style>
    <style:style style:name="co2" style:family="table-column">
      <style:table-column-properties fo:break-before="auto" style:column-width="2.6654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1.99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ackground-color="#729fcf" fo:border="0.74pt solid #000000"/>
    </style:style>
    <style:style style:name="ce9" style:family="table-cell" style:parent-style-name="Default">
      <style:table-cell-properties fo:background-color="#b4c7dc" fo:border="0.74pt solid #000000"/>
    </style:style>
    <style:style style:name="ce3" style:family="table-cell" style:parent-style-name="Default" style:data-style-name="N100">
      <style:table-cell-properties fo:background-color="#b4c7dc" fo:border="0.74pt solid #000000"/>
    </style:style>
    <style:style style:name="ce11" style:family="table-cell" style:parent-style-name="Default" style:data-style-name="N104">
      <style:table-cell-properties fo:background-color="#729fcf" fo:border="0.74pt solid #000000"/>
    </style:style>
    <style:style style:name="ce12" style:family="table-cell" style:parent-style-name="Default" style:data-style-name="N104">
      <style:table-cell-properties fo:background-color="#b4c7d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9"/>
        <table:table-column table:style-name="co3" table:default-cell-style-name="ce10"/>
        <table:table-column table:style-name="co4" table:default-cell-style-name="ce9"/>
        <table:table-column table:style-name="co5" table:default-cell-style-name="ce11"/>
        <table:table-column table:style-name="co6" table:default-cell-style-name="ce12"/>
        <table:table-column table:style-name="co7" table:default-cell-style-name="ce10"/>
        <table:table-column table:style-name="co8" table:default-cell-style-name="ce12"/>
        <table:table-row table:style-name="ro1">
          <table:table-cell office:value-type="string" calcext:value-type="string">
            <text:p>Component:</text:p>
          </table:table-cell>
          <table:table-cell office:value-type="string" calcext:value-type="string">
            <text:p>Item:</text:p>
          </table:table-cell>
          <table:table-cell office:value-type="string" calcext:value-type="string">
            <text:p>Quantity:</text:p>
          </table:table-cell>
          <table:table-cell table:style-name="ce3" office:value-type="string" calcext:value-type="string">
            <text:p>Units per Piece:</text:p>
          </table:table-cell>
          <table:table-cell table:style-name="ce10" office:value-type="string" calcext:value-type="string">
            <text:p>Cost Per Unit:</text:p>
          </table:table-cell>
          <table:table-cell table:style-name="ce9" office:value-type="string" calcext:value-type="string">
            <text:p>Total Cost:</text:p>
          </table:table-cell>
          <table:table-cell office:value-type="string" calcext:value-type="string">
            <text:p>Available Budget:</text:p>
          </table:table-cell>
          <table:table-cell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Drive System</text:p>
          </table:table-cell>
          <table:table-cell office:value-type="string" calcext:value-type="string">
            <text:p>Formlabs Resin Wheels (mm^3)</text:p>
          </table:table-cell>
          <table:table-cell office:value-type="float" office:value="0" calcext:value-type="float">
            <text:p>0</text:p>
          </table:table-cell>
          <table:table-cell office:value-type="float" office:value="9968" calcext:value-type="float">
            <text:p>9968</text:p>
          </table:table-cell>
          <table:table-cell table:formula="of:=[.H5]" office:value-type="currency" office:currency="USD" office:value="0.000213582" calcext:value-type="currency">
            <text:p>$0.00</text:p>
          </table:table-cell>
          <table:table-cell table:formula="of:=[.C2]*[.D2]*[.E2]" office:value-type="currency" office:currency="USD" office:value="0" calcext:value-type="currency">
            <text:p>$0.00</text:p>
          </table:table-cell>
          <table:table-cell office:value-type="string" calcext:value-type="string">
            <text:p>Total Expenditure:</text:p>
          </table:table-cell>
          <table:table-cell table:formula="of:=SUM([.F2:.F100])" office:value-type="currency" office:currency="USD" office:value="2.29811107292" calcext:value-type="currency">
            <text:p>$2.30</text:p>
          </table:table-cell>
        </table:table-row>
        <table:table-row table:style-name="ro1">
          <table:table-cell office:value-type="string" calcext:value-type="string">
            <text:p>Drive System</text:p>
          </table:table-cell>
          <table:table-cell office:value-type="string" calcext:value-type="string">
            <text:p>PLA Wheels (mm^3)</text:p>
          </table:table-cell>
          <table:table-cell office:value-type="float" office:value="2" calcext:value-type="float">
            <text:p>2</text:p>
          </table:table-cell>
          <table:table-cell office:value-type="float" office:value="9930" calcext:value-type="float">
            <text:p>9930</text:p>
          </table:table-cell>
          <table:table-cell table:formula="of:=[.H6]" office:value-type="currency" office:currency="USD" office:value="0.00004271652" calcext:value-type="currency">
            <text:p>$0.00</text:p>
          </table:table-cell>
          <table:table-cell table:formula="of:=[.C3]*[.D3]*[.E3]" office:value-type="currency" office:currency="USD" office:value="0.8483500872" calcext:value-type="currency">
            <text:p>$0.85</text:p>
          </table:table-cell>
          <table:table-cell office:value-type="string" calcext:value-type="string">
            <text:p>Remaining Funds:</text:p>
          </table:table-cell>
          <table:table-cell table:formula="of:=[.H1]-[.H2]" office:value-type="currency" office:currency="USD" office:value="37.70188892708" calcext:value-type="currency">
            <text:p>$37.70</text:p>
          </table:table-cell>
        </table:table-row>
        <table:table-row table:style-name="ro1">
          <table:table-cell office:value-type="string" calcext:value-type="string">
            <text:p>Logic/Control</text:p>
          </table:table-cell>
          <table:table-cell office:value-type="string" calcext:value-type="string">
            <text:p>Circuit Bo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[.C4]*[.D4]*[.E4]" office:value-type="currency" office:currency="USD" office:value="0.8" calcext:value-type="currency">
            <text:p>$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 System</text:p>
          </table:table-cell>
          <table:table-cell office:value-type="string" calcext:value-type="string">
            <text:p>Silicone Caulk Tire (mm^3)</text:p>
          </table:table-cell>
          <table:table-cell office:value-type="float" office:value="0" calcext:value-type="float">
            <text:p>0</text:p>
          </table:table-cell>
          <table:table-cell office:value-type="float" office:value="7012" calcext:value-type="float">
            <text:p>7012</text:p>
          </table:table-cell>
          <table:table-cell office:value-type="currency" office:currency="USD" office:value="0.00003327303" calcext:value-type="currency">
            <text:p>$0.00</text:p>
          </table:table-cell>
          <table:table-cell table:formula="of:=[.C5]*[.D5]*[.E5]" office:value-type="currency" office:currency="USD" office:value="0" calcext:value-type="currency">
            <text:p>$0.00</text:p>
          </table:table-cell>
          <table:table-cell office:value-type="string" calcext:value-type="string">
            <text:p>Formlabs Resin Cost (mm^3):</text:p>
          </table:table-cell>
          <table:table-cell office:value-type="currency" office:currency="USD" office:value="0.000213582" calcext:value-type="currency">
            <text:p>$0.00</text:p>
          </table:table-cell>
        </table:table-row>
        <table:table-row table:style-name="ro1">
          <table:table-cell office:value-type="string" calcext:value-type="string">
            <text:p>Drive System</text:p>
          </table:table-cell>
          <table:table-cell office:value-type="string" calcext:value-type="string">
            <text:p>Castor PLA (mm^3)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table:formula="of:=[.H6]" office:value-type="currency" office:currency="USD" office:value="0.00004271652" calcext:value-type="currency">
            <text:p>$0.00</text:p>
          </table:table-cell>
          <table:table-cell table:formula="of:=[.C6]*[.D6]*[.E6]" office:value-type="currency" office:currency="USD" office:value="0.04075156008" calcext:value-type="currency">
            <text:p>$0.04</text:p>
          </table:table-cell>
          <table:table-cell office:value-type="string" calcext:value-type="string">
            <text:p>PLA Cost (mm^3):</text:p>
          </table:table-cell>
          <table:table-cell office:value-type="currency" office:currency="USD" office:value="0.00004271652" calcext:value-type="currency">
            <text:p>$0.00</text:p>
          </table:table-cell>
        </table:table-row>
        <table:table-row table:style-name="ro1">
          <table:table-cell office:value-type="string" calcext:value-type="string">
            <text:p>Drive System</text:p>
          </table:table-cell>
          <table:table-cell office:value-type="string" calcext:value-type="string">
            <text:p>Drive Base PLA (mm^3)</text:p>
          </table:table-cell>
          <table:table-cell office:value-type="float" office:value="1" calcext:value-type="float">
            <text:p>1</text:p>
          </table:table-cell>
          <table:table-cell office:value-type="float" office:value="14257" calcext:value-type="float">
            <text:p>14257</text:p>
          </table:table-cell>
          <table:table-cell table:formula="of:=[.H6]" office:value-type="currency" office:currency="USD" office:value="0.00004271652" calcext:value-type="currency">
            <text:p>$0.00</text:p>
          </table:table-cell>
          <table:table-cell table:formula="of:=[.C7]*[.D7]*[.E7]" office:value-type="currency" office:currency="USD" office:value="0.60900942564" calcext:value-type="currency">
            <text:p>$0.6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]*[.D8]*[.E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]*[.D9]*[.E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0]*[.D10]*[.E1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1]*[.D11]*[.E1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2]*[.D12]*[.E1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3]*[.D13]*[.E1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4]*[.D14]*[.E1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5]*[.D15]*[.E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6]*[.D16]*[.E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7]*[.D17]*[.E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8]*[.D18]*[.E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9]*[.D19]*[.E1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0]*[.D20]*[.E2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1]*[.D21]*[.E2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2]*[.D22]*[.E2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3]*[.D23]*[.E2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4]*[.D24]*[.E2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5]*[.D25]*[.E2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6]*[.D26]*[.E2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7]*[.D27]*[.E2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8]*[.D28]*[.E2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29]*[.D29]*[.E2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0]*[.D30]*[.E3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1]*[.D31]*[.E3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2]*[.D32]*[.E3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3]*[.D33]*[.E3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4]*[.D34]*[.E3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5]*[.D35]*[.E3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6]*[.D36]*[.E3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7]*[.D37]*[.E3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8]*[.D38]*[.E3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39]*[.D39]*[.E3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0]*[.D40]*[.E4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1]*[.D41]*[.E4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2]*[.D42]*[.E4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3]*[.D43]*[.E4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4]*[.D44]*[.E4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5]*[.D45]*[.E4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6]*[.D46]*[.E4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7]*[.D47]*[.E4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8]*[.D48]*[.E4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49]*[.D49]*[.E4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0]*[.D50]*[.E5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1]*[.D51]*[.E5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2]*[.D52]*[.E5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3]*[.D53]*[.E5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4]*[.D54]*[.E5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5]*[.D55]*[.E5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6]*[.D56]*[.E5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7]*[.D57]*[.E5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8]*[.D58]*[.E5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59]*[.D59]*[.E5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0]*[.D60]*[.E6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1]*[.D61]*[.E6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2]*[.D62]*[.E6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3]*[.D63]*[.E6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4]*[.D64]*[.E6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5]*[.D65]*[.E6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6]*[.D66]*[.E6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7]*[.D67]*[.E6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8]*[.D68]*[.E6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69]*[.D69]*[.E6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0]*[.D70]*[.E7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1]*[.D71]*[.E7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2]*[.D72]*[.E7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3]*[.D73]*[.E7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4]*[.D74]*[.E7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5]*[.D75]*[.E7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6]*[.D76]*[.E7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7]*[.D77]*[.E7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8]*[.D78]*[.E7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79]*[.D79]*[.E7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0]*[.D80]*[.E8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1]*[.D81]*[.E8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2]*[.D82]*[.E8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3]*[.D83]*[.E8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4]*[.D84]*[.E8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5]*[.D85]*[.E8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6]*[.D86]*[.E8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7]*[.D87]*[.E8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8]*[.D88]*[.E8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9]*[.D89]*[.E8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0]*[.D90]*[.E9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1]*[.D91]*[.E9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2]*[.D92]*[.E9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3]*[.D93]*[.E9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4]*[.D94]*[.E9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5]*[.D95]*[.E9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6]*[.D96]*[.E9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7]*[.D97]*[.E9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8]*[.D98]*[.E9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99]*[.D99]*[.E9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100]*[.D100]*[.E100]" office:value-type="currency" office:currency="USD" office:value="0" calcext:value-type="currency">
            <text:p>$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12:51:50.412000000</meta:creation-date>
    <dc:date>2023-02-10T21:29:47.513000000</dc:date>
    <meta:editing-duration>PT1H32M1S</meta:editing-duration>
    <meta:editing-cycles>29</meta:editing-cycles>
    <meta:generator>LibreOffice/7.5.0.3$Windows_X86_64 LibreOffice_project/c21113d003cd3efa8c53188764377a8272d9d6de</meta:generator>
    <meta:document-statistic meta:table-count="1" meta:cell-count="145" meta:object-count="0"/>
  </office:meta>
</office:document-meta>
</file>